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fill="none" draw:textarea-vertical-align="middle"/>
    </style:style>
    <style:style style:name="gr2" style:family="graphic" style:parent-style-name="standard">
      <style:graphic-properties draw:stroke="solid"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661cm"/>
    </style:style>
    <style:style style:name="gr4" style:family="graphic" style:parent-style-name="standard">
      <style:graphic-properties draw:stroke="none" svg:stroke-color="#000000" draw:fill="none" draw:fill-color="#ffffff" fo:min-height="0.41cm"/>
    </style:style>
    <style:style style:name="gr5" style:family="graphic" style:parent-style-name="standard">
      <style:graphic-properties draw:stroke="none" svg:stroke-color="#000000" draw:fill="none" draw:fill-color="#ffffff" fo:min-height="0.726cm"/>
    </style:style>
    <style:style style:name="gr6" style:family="graphic" style:parent-style-name="standard">
      <style:graphic-properties draw:stroke="none" svg:stroke-color="#000000" draw:fill="none" draw:fill-color="#ffffff" fo:min-height="0.476cm"/>
    </style:style>
    <style:style style:name="gr7" style:family="graphic" style:parent-style-name="standard">
      <style:graphic-properties draw:stroke="none" svg:stroke-color="#000000" draw:fill="none" draw:fill-color="#ffffff" fo:min-height="0.406cm"/>
    </style:style>
    <style:style style:name="gr8" style:family="graphic" style:parent-style-name="standard">
      <style:graphic-properties draw:stroke="none" svg:stroke-color="#000000" draw:fill="none" draw:fill-color="#ffffff" fo:min-height="0.477cm"/>
    </style:style>
    <style:style style:name="gr9" style:family="graphic" style:parent-style-name="standard">
      <style:graphic-properties draw:stroke="none" svg:stroke-color="#000000" draw:fill="none" draw:fill-color="#ffffff" fo:min-height="0.528cm"/>
    </style:style>
    <style:style style:name="gr10" style:family="graphic" style:parent-style-name="standard">
      <style:graphic-properties draw:stroke="none" draw:fill="none" fo:min-height="0.286cm"/>
    </style:style>
    <style:style style:name="gr11" style:family="graphic" style:parent-style-name="standard">
      <style:graphic-properties draw:stroke="none" draw:fill="none" fo:min-height="0.567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595cm"/>
    </style:style>
    <style:style style:name="gr14" style:family="graphic" style:parent-style-name="standard">
      <style:graphic-properties draw:stroke="none" draw:fill="none" fo:min-height="0.324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7pt" style:font-size-asian="7pt" style:font-size-complex="7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793cm" svg:y1="1cm" svg:x2="9.719cm" svg:y2="1cm">
          <text:p/>
        </draw:line>
        <draw:line draw:style-name="gr1" draw:text-style-name="P1" draw:layer="layout" svg:x1="9.719cm" svg:y1="1cm" svg:x2="9.719cm" svg:y2="8.926cm">
          <text:p/>
        </draw:line>
        <draw:line draw:style-name="gr1" draw:text-style-name="P1" draw:layer="layout" svg:x1="1.793cm" svg:y1="8.926cm" svg:x2="9.719cm" svg:y2="8.926cm">
          <text:p/>
        </draw:line>
        <draw:line draw:style-name="gr1" draw:text-style-name="P1" draw:layer="layout" svg:x1="1.793cm" svg:y1="1cm" svg:x2="1.793cm" svg:y2="8.926cm">
          <text:p/>
        </draw:line>
        <draw:line draw:style-name="gr1" draw:text-style-name="P1" draw:layer="layout" svg:x1="8.398cm" svg:y1="1cm" svg:x2="8.398cm" svg:y2="8.926cm">
          <text:p/>
        </draw:line>
        <draw:line draw:style-name="gr1" draw:text-style-name="P1" draw:layer="layout" svg:x1="7.077cm" svg:y1="1cm" svg:x2="7.077cm" svg:y2="8.926cm">
          <text:p/>
        </draw:line>
        <draw:line draw:style-name="gr1" draw:text-style-name="P1" draw:layer="layout" svg:x1="5.756cm" svg:y1="1cm" svg:x2="5.756cm" svg:y2="8.926cm">
          <text:p/>
        </draw:line>
        <draw:line draw:style-name="gr1" draw:text-style-name="P1" draw:layer="layout" svg:x1="3.114cm" svg:y1="1cm" svg:x2="3.114cm" svg:y2="8.926cm">
          <text:p/>
        </draw:line>
        <draw:line draw:style-name="gr1" draw:text-style-name="P1" draw:layer="layout" svg:x1="4.435cm" svg:y1="1cm" svg:x2="4.435cm" svg:y2="8.926cm">
          <text:p/>
        </draw:line>
        <draw:line draw:style-name="gr1" draw:text-style-name="P1" draw:layer="layout" svg:x1="1.793cm" svg:y1="2.321cm" svg:x2="9.719cm" svg:y2="2.321cm">
          <text:p/>
        </draw:line>
        <draw:line draw:style-name="gr1" draw:text-style-name="P1" draw:layer="layout" svg:x1="1.793cm" svg:y1="3.642cm" svg:x2="9.719cm" svg:y2="3.642cm">
          <text:p/>
        </draw:line>
        <draw:line draw:style-name="gr1" draw:text-style-name="P1" draw:layer="layout" svg:x1="1.793cm" svg:y1="4.963cm" svg:x2="9.719cm" svg:y2="4.963cm">
          <text:p/>
        </draw:line>
        <draw:line draw:style-name="gr1" draw:text-style-name="P1" draw:layer="layout" svg:x1="1.793cm" svg:y1="6.284cm" svg:x2="9.719cm" svg:y2="6.284cm">
          <text:p/>
        </draw:line>
        <draw:line draw:style-name="gr1" draw:text-style-name="P1" draw:layer="layout" svg:x1="1.793cm" svg:y1="7.605cm" svg:x2="9.719cm" svg:y2="7.605cm">
          <text:p/>
        </draw:line>
        <draw:custom-shape draw:style-name="gr2" draw:text-style-name="P1" draw:layer="layout" svg:width="0.264cm" svg:height="0.264cm" svg:x="2.982cm" svg:y="2.18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64cm" svg:height="0.264cm" svg:x="4.303cm" svg:y="2.18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64cm" svg:height="0.264cm" svg:x="5.623cm" svg:y="2.18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64cm" svg:height="0.264cm" svg:x="2.981cm" svg:y="3.5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64cm" svg:height="0.264cm" svg:x="4.302cm" svg:y="3.50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64cm" svg:height="0.264cm" svg:x="5.624cm" svg:y="3.50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9.181cm" svg:height="0.911cm" svg:x="1.462cm" svg:y="9.203cm">
          <draw:text-box>
            <text:p><text:span text:style-name="T1">0 <text:s text:c="11"/>1 <text:s text:c="10"/>2 <text:s text:c="7"/>…..... <text:s text:c="6"/>N-1 <text:s text:c="8"/>N <text:s text:c="8"/>N+1</text:span></text:p>
          </draw:text-box>
        </draw:frame>
        <draw:custom-shape draw:style-name="gr2" draw:text-style-name="P1" draw:layer="layout" svg:width="0.264cm" svg:height="0.264cm" svg:x="6.945cm" svg:y="2.18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64cm" svg:height="0.264cm" svg:x="6.945cm" svg:y="3.50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64cm" svg:height="0.264cm" svg:x="5.624cm" svg:y="4.83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64cm" svg:height="0.264cm" svg:x="4.303cm" svg:y="4.8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64cm" svg:height="0.264cm" svg:x="2.982cm" svg:y="4.83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64cm" svg:height="0.264cm" svg:x="6.945cm" svg:y="4.83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64cm" svg:height="0.264cm" svg:x="8.265cm" svg:y="2.18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64cm" svg:height="0.264cm" svg:x="8.265cm" svg:y="3.5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64cm" svg:height="0.264cm" svg:x="8.265cm" svg:y="4.83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64cm" svg:height="0.264cm" svg:x="2.982cm" svg:y="6.15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64cm" svg:height="0.264cm" svg:x="4.303cm" svg:y="6.15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64cm" svg:height="0.264cm" svg:x="5.623cm" svg:y="6.15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64cm" svg:height="0.264cm" svg:x="6.944cm" svg:y="6.15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64cm" svg:height="0.264cm" svg:x="8.265cm" svg:y="6.15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64cm" svg:height="0.264cm" svg:x="2.981cm" svg:y="7.47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64cm" svg:height="0.264cm" svg:x="4.303cm" svg:y="7.47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64cm" svg:height="0.264cm" svg:x="5.624cm" svg:y="7.47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64cm" svg:height="0.264cm" svg:x="6.944cm" svg:y="7.47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64cm" svg:height="0.264cm" svg:x="8.265cm" svg:y="7.47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0.859cm" svg:height="0.66cm" svg:x="0.735cm" svg:y="8.595cm">
          <draw:text-box>
            <text:p><text:span text:style-name="T1">0</text:span></text:p>
          </draw:text-box>
        </draw:frame>
        <draw:frame draw:style-name="gr4" draw:text-style-name="P2" draw:layer="layout" svg:width="0.925cm" svg:height="0.66cm" svg:x="0.736cm" svg:y="7.274cm">
          <draw:text-box>
            <text:p><text:span text:style-name="T1">1</text:span></text:p>
          </draw:text-box>
        </draw:frame>
        <draw:frame draw:style-name="gr5" draw:text-style-name="P2" draw:layer="layout" svg:width="1.057cm" svg:height="0.976cm" svg:x="0.736cm" svg:y="5.968cm">
          <draw:text-box>
            <text:p><text:span text:style-name="T1">2</text:span></text:p>
          </draw:text-box>
        </draw:frame>
        <draw:frame draw:style-name="gr6" draw:text-style-name="P2" draw:layer="layout" svg:width="1.321cm" svg:height="0.726cm" svg:x="0.538cm" svg:y="3.312cm">
          <draw:text-box>
            <text:p><text:span text:style-name="T1">N-1</text:span></text:p>
          </draw:text-box>
        </draw:frame>
        <draw:frame draw:style-name="gr7" draw:text-style-name="P2" draw:layer="layout" svg:width="0.924cm" svg:height="0.656cm" svg:x="0.604cm" svg:y="2.002cm">
          <draw:text-box>
            <text:p><text:span text:style-name="T1">N</text:span></text:p>
          </draw:text-box>
        </draw:frame>
        <draw:frame draw:style-name="gr8" draw:text-style-name="P2" draw:layer="layout" svg:width="1.189cm" svg:height="0.727cm" svg:x="0.405cm" svg:y="0.669cm">
          <draw:text-box>
            <text:p><text:span text:style-name="T1">N+1</text:span></text:p>
          </draw:text-box>
        </draw:frame>
        <draw:frame draw:style-name="gr9" draw:text-style-name="P2" draw:layer="layout" svg:width="1.453cm" svg:height="0.778cm" draw:transform="rotate (1.5694000633933) translate (0.538cm 5.557cm)">
          <draw:text-box>
            <text:p><text:span text:style-name="T1">…</text:span><text:span text:style-name="T1">.....</text:span></text:p>
          </draw:text-box>
        </draw:frame>
        <draw:frame draw:style-name="gr3" draw:text-style-name="P3" draw:layer="layout" svg:width="1.453cm" svg:height="0.911cm" svg:x="2.982cm" svg:y="7.076cm">
          <draw:text-box>
            <text:p><text:span text:style-name="T2">(1,1)</text:span></text:p>
          </draw:text-box>
        </draw:frame>
        <draw:frame draw:style-name="gr10" draw:text-style-name="P3" draw:layer="layout" svg:width="1.069cm" svg:height="0.536cm" svg:x="4.302cm" svg:y="7.074cm">
          <draw:text-box>
            <text:p><text:span text:style-name="T2">(2,1) </text:span></text:p>
          </draw:text-box>
        </draw:frame>
        <draw:frame draw:style-name="gr11" draw:text-style-name="P3" draw:layer="layout" svg:width="1.328cm" svg:height="0.817cm" svg:x="6.878cm" svg:y="7.076cm">
          <draw:text-box>
            <text:p><text:span text:style-name="T2"><text:s/></text:span><text:span text:style-name="T2">(N-1,1)</text:span></text:p>
          </draw:text-box>
        </draw:frame>
        <draw:frame draw:style-name="gr10" draw:text-style-name="P3" draw:layer="layout" svg:width="1.112cm" svg:height="0.536cm" svg:x="8.265cm" svg:y="7.076cm">
          <draw:text-box>
            <text:p><text:span text:style-name="T2">(N,1) </text:span></text:p>
          </draw:text-box>
        </draw:frame>
        <draw:frame draw:style-name="gr11" draw:text-style-name="P3" draw:layer="layout" svg:width="1.002cm" svg:height="0.817cm" svg:x="3.034cm" svg:y="5.789cm">
          <draw:text-box>
            <text:p><text:span text:style-name="T2">(1,2)</text:span></text:p>
          </draw:text-box>
        </draw:frame>
        <draw:frame draw:style-name="gr10" draw:text-style-name="P3" draw:layer="layout" svg:width="1.069cm" svg:height="0.536cm" svg:x="4.335cm" svg:y="5.753cm">
          <draw:text-box>
            <text:p><text:span text:style-name="T2">(2,2) </text:span></text:p>
          </draw:text-box>
        </draw:frame>
        <draw:frame draw:style-name="gr10" draw:text-style-name="P3" draw:layer="layout" svg:width="1.328cm" svg:height="0.536cm" svg:x="6.944cm" svg:y="5.755cm">
          <draw:text-box>
            <text:p><text:span text:style-name="T2">(N-1,2) </text:span></text:p>
          </draw:text-box>
        </draw:frame>
        <draw:frame draw:style-name="gr11" draw:text-style-name="P3" draw:layer="layout" svg:width="1.044cm" svg:height="0.817cm" svg:x="8.278cm" svg:y="5.753cm">
          <draw:text-box>
            <text:p><text:span text:style-name="T2">(N,2)</text:span></text:p>
          </draw:text-box>
        </draw:frame>
        <draw:frame draw:style-name="gr11" draw:text-style-name="P3" draw:layer="layout" svg:width="1.26cm" svg:height="0.817cm" svg:x="2.981cm" svg:y="3.177cm">
          <draw:text-box>
            <text:p><text:span text:style-name="T2">(1,N-1)</text:span></text:p>
          </draw:text-box>
        </draw:frame>
        <draw:frame draw:style-name="gr10" draw:text-style-name="P3" draw:layer="layout" svg:width="1.328cm" svg:height="0.536cm" svg:x="4.295cm" svg:y="3.177cm">
          <draw:text-box>
            <text:p><text:span text:style-name="T2">(2,N-1) </text:span></text:p>
          </draw:text-box>
        </draw:frame>
        <draw:frame draw:style-name="gr11" draw:text-style-name="P3" draw:layer="layout" svg:width="1.518cm" svg:height="0.817cm" svg:x="6.878cm" svg:y="3.113cm">
          <draw:text-box>
            <text:p><text:span text:style-name="T2">(N-1,N-1)</text:span></text:p>
          </draw:text-box>
        </draw:frame>
        <draw:frame draw:style-name="gr11" draw:text-style-name="P3" draw:layer="layout" svg:width="1.302cm" svg:height="0.817cm" svg:x="6.998cm" svg:y="1.79cm">
          <draw:text-box>
            <text:p><text:span text:style-name="T2">(N-1,N)</text:span></text:p>
          </draw:text-box>
        </draw:frame>
        <draw:frame draw:style-name="gr11" draw:text-style-name="P3" draw:layer="layout" svg:width="1.086cm" svg:height="0.817cm" svg:x="8.236cm" svg:y="1.792cm">
          <draw:text-box>
            <text:p><text:span text:style-name="T2">(N,N)</text:span></text:p>
          </draw:text-box>
        </draw:frame>
        <draw:frame draw:style-name="gr11" draw:text-style-name="P3" draw:layer="layout" svg:width="1.302cm" svg:height="0.817cm" svg:x="8.284cm" svg:y="3.113cm">
          <draw:text-box>
            <text:p><text:span text:style-name="T2">(N,N-1)</text:span></text:p>
          </draw:text-box>
        </draw:frame>
        <draw:frame draw:style-name="gr11" draw:text-style-name="P3" draw:layer="layout" svg:width="1.044cm" svg:height="0.817cm" svg:x="2.981cm" svg:y="1.858cm">
          <draw:text-box>
            <text:p><text:span text:style-name="T2">(1,N)</text:span></text:p>
          </draw:text-box>
        </draw:frame>
        <draw:frame draw:style-name="gr11" draw:text-style-name="P3" draw:layer="layout" svg:width="1.044cm" svg:height="0.817cm" svg:x="4.315cm" svg:y="1.856cm">
          <draw:text-box>
            <text:p><text:span text:style-name="T2">(2,N)</text:span></text:p>
          </draw:text-box>
        </draw:frame>
        <draw:path draw:style-name="gr12" draw:text-style-name="P1" draw:layer="layout" svg:width="0.445cm" svg:height="0.605cm" draw:transform="rotate (-1.34774324839002) translate (3.69635995526452cm 8.82113164962419cm)" svg:viewBox="0 0 446 606" svg:d="M0 596c139 52 194-111 235-202 44-100 46-211 92-311l119-83">
          <text:p/>
        </draw:path>
        <draw:path draw:style-name="gr12" draw:text-style-name="P1" draw:layer="layout" svg:width="0.445cm" svg:height="0.605cm" draw:transform="rotate (1.34756871546482) translate (3.774cm 9.256cm)" svg:viewBox="0 0 446 606" svg:d="M446 596c-139 52-194-111-235-202-44-100-46-211-92-311l-119-83">
          <text:p/>
        </draw:path>
        <draw:path draw:style-name="gr12" draw:text-style-name="P1" draw:layer="layout" svg:width="0.445cm" svg:height="0.605cm" draw:transform="rotate (-2.90806759967295) translate (1.82968275295332cm 5.54420958094493cm)" svg:viewBox="0 0 446 606" svg:d="M0 596c139 52 194-111 235-202 44-100 46-211 92-311l119-83">
          <text:p/>
        </draw:path>
        <draw:path draw:style-name="gr12" draw:text-style-name="P1" draw:layer="layout" svg:width="0.445cm" svg:height="0.605cm" draw:transform="rotate (-0.211359372416514) translate (1.39596373039976cm 5.62282794547717cm)" svg:viewBox="0 0 446 606" svg:d="M446 596c-139 52-194-111-235-202-44-100-46-211-92-311l-119-83">
          <text:p/>
        </draw:path>
        <draw:frame draw:style-name="gr13" draw:layer="layout" svg:width="1.321cm" svg:height="0.962cm" svg:x="1.594cm" svg:y="10.048cm">
          <draw:text-box>
            <text:p><text:s/></text:p>
          </draw:text-box>
        </draw:frame>
        <draw:frame draw:style-name="gr14" draw:layer="layout" svg:width="0.659cm" svg:height="0.574cm" svg:x="0.935cm" svg:y="5.313cm">
          <draw:text-box>
            <text:p><text:span text:style-name="T3">h</text:span></text:p>
          </draw:text-box>
        </draw:frame>
        <draw:frame draw:style-name="gr14" draw:layer="layout" svg:width="0.659cm" svg:height="0.574cm" svg:x="3.445cm" svg:y="9.124cm">
          <draw:text-box>
            <text:p><text:span text:style-name="T3">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922cm" fo:page-height="10.9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7T17:18:14.265148906</meta:creation-date>
    <dc:date>2015-02-18T15:47:29.527026532</dc:date>
    <meta:editing-duration>PT27M59S</meta:editing-duration>
    <meta:editing-cycles>4</meta:editing-cycles>
    <meta:generator>LibreOffice/4.2.7.2$Linux_X86_64 LibreOffice_project/420m0$Build-2</meta:generator>
    <meta:document-statistic meta:object-count="70"/>
  </office:meta>
</office:document-meta>
</file>